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text-properties fo:font-size="16pt" officeooo:rsid="001d97db" officeooo:paragraph-rsid="001d97db" style:font-size-asian="16pt" style:font-size-complex="16pt"/>
    </style:style>
    <style:style style:name="P3" style:family="paragraph" style:parent-style-name="Standard">
      <style:text-properties fo:font-size="12pt" officeooo:rsid="002dc3b0" officeooo:paragraph-rsid="002dc3b0" style:font-size-asian="10.5pt" style:font-size-complex="12pt"/>
    </style:style>
    <style:style style:name="P4" style:family="paragraph" style:parent-style-name="Standard">
      <style:paragraph-properties fo:margin-left="0.4925in" fo:margin-right="0in" fo:text-indent="0in" style:auto-text-indent="false"/>
      <style:text-properties officeooo:rsid="001d97db" officeooo:paragraph-rsid="001d97db"/>
    </style:style>
    <style:style style:name="P5" style:family="paragraph" style:parent-style-name="Standard">
      <style:paragraph-properties fo:margin-left="0.4925in" fo:margin-right="0in" fo:text-indent="0in" style:auto-text-indent="false"/>
      <style:text-properties officeooo:rsid="00247b96" officeooo:paragraph-rsid="00247b96"/>
    </style:style>
    <style:style style:name="P6" style:family="paragraph" style:parent-style-name="Standard">
      <style:paragraph-properties fo:margin-left="0.4925in" fo:margin-right="0in" fo:text-indent="0in" style:auto-text-indent="false"/>
      <style:text-properties officeooo:rsid="0028d878" officeooo:paragraph-rsid="0028d878"/>
    </style:style>
    <style:style style:name="P7"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8"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P9" style:family="paragraph" style:parent-style-name="Standard">
      <style:paragraph-properties fo:margin-left="0.4925in" fo:margin-right="0in" fo:text-indent="0in" style:auto-text-indent="false"/>
      <style:text-properties officeooo:rsid="003575cd" officeooo:paragraph-rsid="003bbdab"/>
    </style:style>
    <style:style style:name="P10" style:family="paragraph" style:parent-style-name="Standard">
      <style:paragraph-properties fo:margin-left="0.4925in" fo:margin-right="0in" fo:text-indent="0in" style:auto-text-indent="false"/>
      <style:text-properties officeooo:rsid="00214e9c" officeooo:paragraph-rsid="003bbdab"/>
    </style:style>
    <style:style style:name="P11" style:family="paragraph" style:parent-style-name="Standard">
      <style:paragraph-properties fo:margin-left="0.4925in" fo:margin-right="0in" fo:text-indent="0in" style:auto-text-indent="false"/>
      <style:text-properties officeooo:rsid="003bbdab" officeooo:paragraph-rsid="003bbdab"/>
    </style:style>
    <style:style style:name="P12" style:family="paragraph" style:parent-style-name="Standard">
      <style:paragraph-properties fo:margin-left="0in" fo:margin-right="0in" fo:text-indent="0in" style:auto-text-indent="false"/>
      <style:text-properties officeooo:rsid="001d97db" officeooo:paragraph-rsid="001d97db"/>
    </style:style>
    <style:style style:name="P13" style:family="paragraph" style:parent-style-name="Standard">
      <style:paragraph-properties fo:margin-left="0in" fo:margin-right="0in" fo:text-indent="0in" style:auto-text-indent="false"/>
      <style:text-properties officeooo:rsid="00214e9c" officeooo:paragraph-rsid="00214e9c"/>
    </style:style>
    <style:style style:name="P14" style:family="paragraph" style:parent-style-name="Standard">
      <style:paragraph-properties fo:margin-left="0in" fo:margin-right="0in" fo:text-indent="0in" style:auto-text-indent="false"/>
      <style:text-properties officeooo:rsid="00247b96" officeooo:paragraph-rsid="00247b96"/>
    </style:style>
    <style:style style:name="P15" style:family="paragraph" style:parent-style-name="Standard">
      <style:paragraph-properties fo:margin-left="0in" fo:margin-right="0in" fo:text-indent="0in" style:auto-text-indent="false"/>
      <style:text-properties officeooo:rsid="0028d878" officeooo:paragraph-rsid="0028d878"/>
    </style:style>
    <style:style style:name="P16"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P17" style:family="paragraph" style:parent-style-name="Standard">
      <style:paragraph-properties fo:margin-left="0in" fo:margin-right="0in" fo:text-indent="0in" style:auto-text-indent="false"/>
      <style:text-properties officeooo:rsid="003575cd" officeooo:paragraph-rsid="003575cd"/>
    </style:style>
    <style:style style:name="P18" style:family="paragraph" style:parent-style-name="Standard">
      <style:paragraph-properties fo:margin-left="0in" fo:margin-right="0in" fo:text-indent="0in" style:auto-text-indent="false"/>
      <style:text-properties officeooo:rsid="003575cd" officeooo:paragraph-rsid="003bbdab"/>
    </style:style>
    <style:style style:name="P19" style:family="paragraph" style:parent-style-name="Standard">
      <style:paragraph-properties fo:margin-left="0in" fo:margin-right="0in" fo:text-indent="0in" style:auto-text-indent="false"/>
      <style:text-properties officeooo:rsid="0037d291" officeooo:paragraph-rsid="0037d291"/>
    </style:style>
    <style:style style:name="P20" style:family="paragraph" style:parent-style-name="Standard">
      <style:paragraph-properties fo:margin-left="0in" fo:margin-right="0in" fo:text-indent="0in" style:auto-text-indent="false"/>
      <style:text-properties officeooo:rsid="003bbdab" officeooo:paragraph-rsid="003bbdab"/>
    </style:style>
    <style:style style:name="P21" style:family="paragraph" style:parent-style-name="Standard">
      <style:paragraph-properties fo:margin-left="0.9846in" fo:margin-right="0in" fo:text-indent="0in" style:auto-text-indent="false"/>
      <style:text-properties officeooo:rsid="003bbdab" officeooo:paragraph-rsid="003bbdab"/>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bold" officeooo:rsid="003bbda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a2b21" style:font-weight-asian="normal" style:font-weight-complex="normal"/>
    </style:style>
    <style:style style:name="T8" style:family="text">
      <style:text-properties fo:font-weight="normal" officeooo:rsid="003bbdab" style:font-weight-asian="normal" style:font-weight-complex="normal"/>
    </style:style>
    <style:style style:name="T9" style:family="text">
      <style:text-properties officeooo:rsid="002dc3b0"/>
    </style:style>
    <style:style style:name="T10" style:family="text">
      <style:text-properties officeooo:rsid="002f1d14"/>
    </style:style>
    <style:style style:name="T11" style:family="text">
      <style:text-properties officeooo:rsid="0033adea"/>
    </style:style>
    <style:style style:name="T12" style:family="text">
      <style:text-properties officeooo:rsid="003759d7"/>
    </style:style>
    <style:style style:name="T13" style:family="text">
      <style:text-properties officeooo:rsid="003bbdab"/>
    </style:style>
    <style:style style:name="T14" style:family="text">
      <style:text-properties officeooo:rsid="003d0d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 and maybe characterizatioon (If you’re lucky. No guarantees.) <text:span text:style-name="T9">and some other things</text:span></text:p>
      <text:p text:style-name="P2"/>
      <text:p text:style-name="P3">Things to adjust later-</text:p>
      <text:p text:style-name="P8">Replace references to tradesfolk or craftsfolk with just crafters. It’s easier to compare with farmers.</text:p>
      <text:p text:style-name="P8"/>
      <text:p text:style-name="P8">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4">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4">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4"/>
      <text:p text:style-name="P17">Chelser Frelip – Other protagonist POV umm, two is probably enough for a shorter novel like this, but we have an antagonist tooooo and I doooo love it when novels. You know. Show depth.</text:p>
      <text:p text:style-name="P17"/>
      <text:p text:style-name="P19">Farian Bouslip</text:p>
      <text:p text:style-name="P17"/>
      <text:p text:style-name="P18">Kalysto<text:tab/></text:p>
      <text:p text:style-name="P9">Sister to Jisto’s ma<text:span text:style-name="T13">d</text:span>i. But he doesnt know hue hue <text:span text:style-name="T12">plot. General badass. Westerlin origin, worked with Erling au’Dor to get a grip on local town politics throughout the precipices.</text:span></text:p>
      <text:p text:style-name="P12"/>
      <text:p text:style-name="P13">Erling au’Dor (<text:span text:style-name="T13">bachelor name- Calstoff; </text:span>papi)- Jisto’s papi. premier cobbler in Harr<text:span text:style-name="T11">al</text:span>’s Precipice</text:p>
      <text:p text:style-name="P13"><text:tab/><text:span text:style-name="T13">Status: Alive</text:span></text:p>
      <text:p text:style-name="P20"><text:tab/>Relations: </text:p>
      <text:p text:style-name="P21">Jisto (son), Ellin (wife; deceased), Kalysto (sister-in-law), Farmer au’Bornen (fellow local organizer</text:p>
      <text:p text:style-name="P10"><text:span text:style-name="T13">Traveled the precipices; Insider contact for an organization of westerlin cirulists trying to gain a foothold under the Dome. Mother a cirulist, father descended from Musselfolk. Did not carry the cirule talent </text:span><text:span text:style-name="T5">[notes in my notes, have I gone mad? I want to emphasise it’s more than bloodline]</text:span><text:span text:style-name="T8">. Never as close to the issue of reintegrating cirulists to Mussel, but carries on with wife’s wishes out of love. Including shielding Jisto from his heritage.</text:span></text:p>
      <text:p text:style-name="P13"/>
      <text:p text:style-name="P20">Ellin au’Dor </text:p>
      <text:p text:style-name="P20"><text:tab/>Status: Deceased</text:p>
      <text:p text:style-name="P20"><text:tab/>Relations: </text:p>
      <text:p text:style-name="P21">Kalysto (sister), Jisto (son), Erling (husband)</text:p>
      <text:p text:style-name="P20"><text:tab/>From: Westerlin; the westerlins</text:p>
      <text:p text:style-name="P11"><text:soft-page-break/>Proficient cirulist. Married Erling Calstoff after she was sent to deliver the next message for the westerlin cirulists. Believed in establishing a foothold through cementing family roots, assimilating/evolving the culture under the Dome. Less radical than Kalysto, who believed in more direct ways of effecting change</text:p>
      <text:p text:style-name="P13"/>
      <text:p text:style-name="P13">Elzella <text:span text:style-name="T10">&lt;maiden=au’Jur&gt;</text:span> Alstop (Elzi, madi)- Piper’s madi, premier farrier</text:p>
      <text:p text:style-name="P13"><text:tab/><text:span text:style-name="T3">Has a blacksmith husband who makes the horseshoes she sells.</text:span></text:p>
      <text:p text:style-name="P13"/>
      <text:p text:style-name="P14"><text:span text:style-name="T14">Lestand</text:span> Alstop (papi)- Piper’s papi. Yeah I dont know what he’ll be like</text:p>
      <text:p text:style-name="P5">Elzella’s husband. I wanted Erling and Elzella to get together and smoochybooch but I don’t think that would be appropriate if their children.. also smoochybooched. Ykwim???</text:p>
      <text:p text:style-name="P5">Point being I don’t have any characterization because he’s kind of an excuse to.. not have a romance between the protagonists’ parents, but also have them be intimate with each other. Like childhood sweethearts or something. Yeah. Ykwim???</text:p>
      <text:p text:style-name="P13"/>
      <text:p text:style-name="P13"/>
      <text:p text:style-name="P13">Harr<text:span text:style-name="T3">al</text:span>’s Precipice</text:p>
      <text:p text:style-name="P13"/>
      <text:p text:style-name="P13"/>
      <text:p text:style-name="P14">Drisdal’s Precipice</text:p>
      <text:p text:style-name="P14"/>
      <text:p text:style-name="P15">Haryit </text:p>
      <text:p text:style-name="P6"><text:tab/>Animal associated with naturally produced cirule. Deer-like, but larger with horns found on both sexes. Silvery furred [<text:span text:style-name="T4">cliched much] </text:span><text:span text:style-name="T6">and glow blue </text:span><text:span text:style-name="T4">[cliched much]</text:span><text:span text:style-name="T6"> Strength of glow appears to be associated with length of horns. Young Haryits do not have any glow, and are sometimes mistaken for albino (snowy?) deer. After the Slowing [</text:span><text:span text:style-name="T4">stop just making stuff up okay</text:span><text:span text:style-name="T6">?</text:span><text:span text:style-name="T4">]</text:span><text:span text:style-name="T6">, fewer sightings of these rare beasts have occurred </text:span><text:span text:style-name="T7">over the years, to the point where several people don’t believe they exist</text:span></text:p>
      <text:p text:style-name="P7">{Related: hornlack,}</text:p>
      <text:p text:style-name="P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18T00:14:26.853657397</dc:date>
    <meta:editing-duration>PT13H58M5S</meta:editing-duration>
    <meta:editing-cycles>17</meta:editing-cycles>
    <meta:generator>LibreOffice/5.4.1.2$Linux_X86_64 LibreOffice_project/40m0$Build-2</meta:generator>
    <meta:document-statistic meta:table-count="0" meta:image-count="0" meta:object-count="0" meta:page-count="2" meta:paragraph-count="33" meta:word-count="616" meta:character-count="3777" meta:non-whitespace-character-count="3181"/>
  </office:meta>
</office:document-meta>
</file>